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Customer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3.3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5.269cm" svg:y="9.91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552cm" svg:y="12.157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3.2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2" draw:id="id12" draw:layer="layout" svg:width="5.425cm" svg:height="2.747cm" svg:x="23.213cm" svg:y="24.383cm">
          <text:p text:style-name="P3">Send message</text:p>
          <text:p text:style-name="P3">to Customers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5.425cm" svg:height="2.747cm" svg:x="13.503cm" svg:y="24.4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5" draw:id="id15" draw:layer="layout" svg:width="0.771cm" svg:height="0.771cm" svg:x="15.8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7" draw:text-style-name="P4" draw:layer="layout" svg:x1="8.687cm" svg:y1="6.693cm" svg:x2="16.072cm" svg:y2="6.531cm" draw:start-shape="id2" draw:start-glue-point="1" draw:end-shape="id3" draw:end-glue-point="0" svg:d="M8687 6693h2336v-664h5049v502" svg:viewBox="0 0 7386 665">
          <text:p/>
        </draw:connector>
        <draw:connector draw:style-name="gr7" draw:text-style-name="P4" draw:layer="layout" svg:x1="16.072cm" svg:y1="9.278cm" svg:x2="16.09cm" svg:y2="9.914cm" draw:start-shape="id3" draw:start-glue-point="2" draw:end-shape="id4" draw:end-glue-point="4" svg:d="M16072 9278v318h18v318" svg:viewBox="0 0 19 637">
          <text:p/>
        </draw:connector>
        <draw:connector draw:style-name="gr7" draw:text-style-name="P4" draw:layer="layout" svg:x1="15.269cm" svg:y1="10.734cm" svg:x2="13.427cm" svg:y2="12.157cm" draw:start-shape="id4" draw:start-glue-point="5" draw:end-shape="id5" draw:end-glue-point="0" svg:d="M15269 10734h-1842v1423" svg:viewBox="0 0 1843 1424">
          <text:p/>
        </draw:connector>
        <draw:connector draw:style-name="gr7" draw:text-style-name="P4" draw:layer="layout" svg:x1="16.911cm" svg:y1="10.734cm" svg:x2="18.318cm" svg:y2="12.257cm" draw:start-shape="id4" draw:start-glue-point="7" draw:end-shape="id6" draw:end-glue-point="0" svg:d="M16911 10734h1407v1523" svg:viewBox="0 0 1408 1524">
          <text:p/>
        </draw:connector>
        <draw:connector draw:style-name="gr7" draw:text-style-name="P4" draw:layer="layout" svg:x1="13.427cm" svg:y1="14.904cm" svg:x2="3.262cm" svg:y2="6.693cm" draw:start-shape="id5" draw:start-glue-point="2" draw:end-shape="id2" draw:end-glue-point="3" svg:d="M13427 14904v501h-10667v-8712h502" svg:viewBox="0 0 10668 8713">
          <text:p/>
        </draw:connector>
        <draw:connector draw:style-name="gr7" draw:text-style-name="P4" draw:layer="layout" svg:x1="18.318cm" svg:y1="15.004cm" svg:x2="25.954cm" svg:y2="13.698cm" draw:start-shape="id6" draw:start-glue-point="2" draw:end-shape="id7" draw:end-glue-point="0" svg:d="M18318 15004v501h3400v-2309h4236v502" svg:viewBox="0 0 7637 2310">
          <text:p/>
        </draw:connector>
        <draw:connector draw:style-name="gr7" draw:text-style-name="P4" draw:layer="layout" draw:line-skew="0cm 0cm -0.664cm" svg:x1="25.954cm" svg:y1="16.445cm" svg:x2="35.701cm" svg:y2="14.435cm" draw:start-shape="id7" draw:start-glue-point="2" draw:end-shape="id8" draw:end-glue-point="0" svg:d="M25954 16445v501h4874v-3677h4873v1166" svg:viewBox="0 0 9748 3678">
          <text:p/>
        </draw:connector>
        <draw:connector draw:style-name="gr7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frame draw:style-name="gr8" draw:text-style-name="P6" draw:layer="layout" svg:width="8.569cm" svg:height="2.385cm" svg:x="13.333cm" svg:y="9.952cm">
          <draw:text-box>
            <text:p text:style-name="P5"><text:span text:style-name="T1">Invalid dcata</text:span></text:p>
          </draw:text-box>
        </draw:frame>
        <draw:custom-shape draw:style-name="gr2" draw:text-style-name="P1" xml:id="id11" draw:id="id11" draw:layer="layout" svg:width="5.425cm" svg:height="2.747cm" svg:x="23.237cm" svg:y="19.773cm">
          <text:p text:style-name="P3">Customer</text:p>
          <text:p text:style-name="P3">Successfully</text:p>
          <text:p text:style-name="P1">Regist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3.751cm" svg:height="2.747cm" svg:x="31.279cm" svg:y="19.749cm">
          <text:p text:style-name="P1">Add Data</text:p>
          <text:p text:style-name="P1">about 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4.87cm" svg:y1="18.831cm" svg:x2="33.154cm" svg:y2="19.749cm" draw:start-shape="id9" draw:start-glue-point="5" draw:end-shape="id10" draw:end-glue-point="0" svg:d="M34870 18831h-1716v918" svg:viewBox="0 0 1717 919">
          <text:p/>
        </draw:connector>
        <draw:connector draw:style-name="gr7" draw:text-style-name="P4" draw:layer="layout" svg:x1="31.279cm" svg:y1="21.122cm" svg:x2="28.662cm" svg:y2="21.146cm" draw:start-shape="id10" draw:start-glue-point="3" draw:end-shape="id11" svg:d="M31279 21122h-1309v24h-1308" svg:viewBox="0 0 2618 25">
          <text:p/>
        </draw:connector>
        <draw:connector draw:style-name="gr7" draw:text-style-name="P4" xml:id="id13" draw:id="id13" draw:layer="layout" svg:x1="25.949cm" svg:y1="22.52cm" svg:x2="25.925cm" svg:y2="24.383cm" draw:start-shape="id11" draw:start-glue-point="2" draw:end-shape="id12" draw:end-glue-point="0" svg:d="M25949 22520v931h-24v932" svg:viewBox="0 0 25 1864">
          <text:p/>
        </draw:connector>
        <draw:connector draw:style-name="gr9" draw:text-style-name="P1" draw:layer="layout" draw:line-skew="2.348cm" svg:x1="36.512cm" svg:y1="18.831cm" svg:x2="25.937cm" svg:y2="23.451cm" draw:start-shape="id9" draw:start-glue-point="7" draw:end-shape="id13" draw:end-glue-point="0" svg:d="M36512 18831h2850v4620h-13425" svg:viewBox="0 0 13426 4621">
          <text:p/>
        </draw:connector>
        <draw:frame draw:style-name="gr8" draw:text-style-name="P6" draw:layer="layout" svg:width="8.569cm" svg:height="2.385cm" svg:x="32.797cm" svg:y="18.013cm">
          <draw:text-box>
            <text:p text:style-name="P5"><text:span text:style-name="T1">Valid dcata</text:span></text:p>
          </draw:text-box>
        </draw:frame>
        <draw:frame draw:style-name="gr8" draw:text-style-name="P6" draw:layer="layout" svg:width="8.569cm" svg:height="2.385cm" svg:x="37.194cm" svg:y="17.973cm">
          <draw:text-box>
            <text:p text:style-name="P5"><text:span text:style-name="T1">Invalid dcata</text:span></text:p>
          </draw:text-box>
        </draw:frame>
        <draw:connector draw:style-name="gr7" draw:text-style-name="P4" draw:layer="layout" svg:x1="23.213cm" svg:y1="25.756cm" svg:x2="18.928cm" svg:y2="25.802cm" draw:start-shape="id12" draw:start-glue-point="3" draw:end-shape="id14" svg:d="M23213 25756h-2143v46h-2142" svg:viewBox="0 0 4286 47">
          <text:p/>
        </draw:connector>
        <draw:connector draw:style-name="gr7" draw:text-style-name="P4" draw:layer="layout" svg:x1="16.215cm" svg:y1="27.176cm" svg:x2="16.199cm" svg:y2="27.756cm" draw:start-shape="id14" draw:start-glue-point="2" draw:end-shape="id15" draw:end-glue-point="4" svg:d="M16215 27176v264h-16v316" svg:viewBox="0 0 17 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01:26:45.805065796</dc:date>
    <meta:editing-duration>PT1H20M24S</meta:editing-duration>
    <meta:editing-cycles>6</meta:editing-cycles>
    <meta:generator>LibreOffice/6.0.4.2$Linux_X86_64 LibreOffice_project/00m0$Build-2</meta:generator>
    <meta:document-statistic meta:object-count="33"/>
  </office:meta>
</office:document-meta>
</file>